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5"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5"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6"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28" style:family="paragraph">
      <style:paragraph-properties fo:text-align="center"/>
    </style:style>
    <style:style style:name="P29" style:family="paragraph">
      <style:paragraph-properties fo:margin-left="0cm" fo:margin-right="0cm" fo:margin-top="0.282cm" fo:margin-bottom="0cm" fo:line-height="100%" fo:text-align="start" fo:text-indent="0cm" style:punctuation-wrap="hanging" style:writing-mode="lr-tb"/>
    </style:style>
    <style:style style:name="P30" style:family="paragraph">
      <style:paragraph-properties fo:margin-top="0cm" fo:margin-bottom="0cm" fo:line-height="100%" fo:text-align="start" style:punctuation-wrap="hanging" style:writing-mode="lr-tb" style:font-independent-line-spacing="true"/>
      <style:text-properties fo:font-size="24pt"/>
    </style:style>
    <style:style style:name="P31" style:family="paragraph">
      <style:paragraph-properties fo:margin-left="0cm" fo:margin-right="0cm" fo:margin-top="0.318cm" fo:margin-bottom="0cm" fo:line-height="100%" fo:text-align="start" fo:text-indent="0cm" style:punctuation-wrap="hanging" style:writing-mode="lr-tb"/>
    </style:style>
    <style:style style:name="P32" style:family="paragraph">
      <style:paragraph-properties fo:margin-left="0cm" fo:margin-right="0cm" fo:margin-top="0.212cm" fo:margin-bottom="0cm" fo:line-height="100%" fo:text-align="start" fo:text-indent="0cm" style:punctuation-wrap="hanging" style:writing-mode="lr-tb"/>
    </style:style>
    <style:style style:name="P33" style:family="paragraph">
      <style:paragraph-properties fo:margin-top="0cm" fo:margin-bottom="0cm" fo:line-height="100%" fo:text-align="center" style:punctuation-wrap="simple" style:writing-mode="lr-tb"/>
    </style:style>
    <style:style style:name="P34" style:family="paragraph">
      <style:paragraph-properties fo:text-align="start"/>
      <style:text-properties fo:font-size="18pt"/>
    </style:style>
    <style:style style:name="P35" style:family="paragraph">
      <style:paragraph-properties fo:margin-top="0cm" fo:margin-bottom="0cm" fo:line-height="100%" fo:text-align="center" style:punctuation-wrap="simple" style:writing-mode="lr-tb" style:font-independent-line-spacing="true"/>
      <style:text-properties fo:font-size="24pt"/>
    </style:style>
    <style:style style:name="P36" style:family="paragraph">
      <style:paragraph-properties fo:margin-left="0cm" fo:margin-right="0cm" fo:margin-top="0.423cm" fo:margin-bottom="0cm" fo:line-height="90%" fo:text-align="start" fo:text-indent="0cm" style:punctuation-wrap="hanging" style:writing-mode="lr-tb"/>
    </style:style>
    <style:style style:name="P37" style:family="paragraph">
      <style:paragraph-properties fo:margin-left="0cm" fo:margin-right="0cm" fo:margin-top="0.318cm" fo:margin-bottom="0cm" fo:line-height="90%" fo:text-align="start" fo:text-indent="0cm" style:punctuation-wrap="hanging" style:writing-mode="lr-tb"/>
    </style:style>
    <style:style style:name="P38" style:family="paragraph">
      <style:paragraph-properties fo:text-align="start" style:font-independent-line-spacing="true"/>
      <style:text-properties fo:font-size="22pt" style:font-size-asian="22pt" style:font-size-complex="22pt"/>
    </style:style>
    <style:style style:name="P39" style:family="paragraph">
      <style:paragraph-properties fo:text-align="start" style:font-independent-line-spacing="true"/>
      <style:text-properties fo:font-size="13pt" style:font-size-asian="13pt" style:font-size-complex="13pt"/>
    </style:style>
    <style:style style:name="P4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4" style:family="paragraph">
      <style:paragraph-properties fo:margin-left="0cm" fo:margin-right="0cm" fo:margin-top="0.353cm" fo:margin-bottom="0cm" fo:line-height="90%" fo:text-align="start" fo:text-indent="0cm" style:punctuation-wrap="hanging" style:writing-mode="lr-tb"/>
    </style:style>
    <style:style style:name="P45"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46" style:family="paragraph">
      <style:paragraph-properties fo:margin-left="0cm" fo:margin-right="0cm" fo:margin-top="0.494cm" fo:margin-bottom="0cm" fo:line-height="100%" fo:text-align="start" fo:text-indent="0cm" style:punctuation-wrap="hanging" style:writing-mode="lr-tb"/>
    </style:style>
    <style:style style:name="P47" style:family="paragraph">
      <style:paragraph-properties fo:margin-left="0cm" fo:margin-right="0cm" fo:text-indent="0cm"/>
    </style:style>
    <style:style style:name="P48"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49"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0" style:family="paragraph">
      <style:paragraph-properties fo:margin-top="0cm" fo:margin-bottom="0cm" fo:line-height="100%" fo:text-align="start" style:punctuation-wrap="simple" style:writing-mode="lr-tb"/>
    </style:style>
    <style:style style:name="P51" style:family="paragraph">
      <style:text-properties fo:font-size="20pt"/>
    </style:style>
    <style:style style:name="P52"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3" style:family="paragraph">
      <style:paragraph-properties fo:margin-left="0cm" fo:margin-right="0cm" fo:margin-top="0.353cm" fo:margin-bottom="0cm" fo:line-height="90%" fo:text-align="start" fo:text-indent="0cm" style:writing-mode="lr-tb"/>
    </style:style>
    <style:style style:name="P54" style:family="paragraph">
      <style:text-properties fo:font-size="16pt" style:font-size-asian="16pt" style:font-size-complex="16pt"/>
    </style:style>
    <style:style style:name="P55"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56" style:family="paragraph">
      <style:paragraph-properties fo:text-align="start" style:font-independent-line-spacing="true"/>
      <style:text-properties fo:font-size="14pt" style:font-size-asian="14pt" style:font-size-complex="14pt"/>
    </style:style>
    <style:style style:name="P57" style:family="paragraph">
      <style:paragraph-properties fo:margin-left="0cm" fo:margin-right="0cm" fo:margin-top="0.423cm" fo:margin-bottom="0cm" fo:line-height="110%" fo:text-align="start" fo:text-indent="0cm" style:punctuation-wrap="hanging" style:writing-mode="lr-tb"/>
    </style:style>
    <style:style style:name="P5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59"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Wingdings"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MS PGothic4"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1"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MS PGothic4" style:font-size-complex="18pt" style:font-style-complex="normal" style:font-weight-complex="bold"/>
    </style:style>
    <style:style style:name="T51"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xml:id="id1" draw:id="id1">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xml:id="id3" draw:id="id3">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13"><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xml:id="id4" draw:id="id4">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xml:id="id5" draw:id="id5">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4.3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19.4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19.4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19.4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19.4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19.4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19.4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096cm" svg:y1="9.525cm" svg:x2="19.698cm" svg:y2="7.924cm">
          <text:p/>
        </draw:line>
        <draw:line draw:name="Line 16" draw:style-name="gr12" draw:text-style-name="P1" draw:layer="layout" svg:x1="17.096cm" svg:y1="10.323cm" svg:x2="19.495cm" svg:y2="11.527cm">
          <text:p/>
        </draw:line>
        <draw:line draw:name="Line 17" draw:style-name="gr12" draw:text-style-name="P1" draw:layer="layout" svg:x1="17.096cm" svg:y1="10.927cm" svg:x2="19.698cm" svg:y2="14.926cm">
          <text:p/>
        </draw:line>
        <draw:custom-shape draw:name="Text Box 18" draw:style-name="gr13" draw:text-style-name="P1" draw:layer="layout" svg:width="1.346cm" svg:height="1.267cm" svg:x="20.6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random"/>
          </anim:par>
          <anim:seq smil:dur="0s" presentation:node-type="main-sequence"/>
        </anim:par>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xml:id="id6" draw:id="id6">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126cm">
          <text:list text:style-name="L6">
            <text:list-item>
              <text:p text:style-name="P25"><text:span text:style-name="T14">Interrupt</text:span><text:span text:style-name="T5"> = Unterbrechung = Trap</text:span></text:p>
            </text:list-item>
            <text:list-item>
              <text:p text:style-name="P25"><text:span text:style-name="T5">Abgrenzung zu </text:span><text:span text:style-name="T14">Polling</text:span></text:p>
            </text:list-item>
          </text:list>
          <text:list text:style-name="L7">
            <text:list-item>
              <text:list>
                <text:list-item>
                  <text:p text:style-name="P26"><text:span text:style-name="T16">Kein aktives Abfragen von Ereignisquellen</text:span></text:p>
                </text:list-item>
              </text:list>
            </text:list-item>
            <text:list-item>
              <text:p text:style-name="P25"><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5"><text:span text:style-name="T5">Verursacher: Hardware oder Software</text:span></text:p>
            </text:list-item>
            <text:list-item>
              <text:p text:style-name="P25"><text:span text:style-name="T14">Abschaltung</text:span><text:span text:style-name="T5"> (Maskierung) von Interrupts ist möglich, sollte aber für sehr kurze Zeit sein</text:span></text:p>
            </text:list-item>
          </text:list>
          <text:list text:style-name="L8">
            <text:list-item>
              <text:list>
                <text:list-item>
                  <text:p text:style-name="P26"><text:span text:style-name="T16">Manchmal unbedingt erforderlich (siehe später </text:span><text:span text:style-name="T19"></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random"/>
          </anim:par>
          <anim:seq smil:dur="0s" presentation:node-type="main-sequence"/>
        </anim:par>
        <presentation:notes draw:style-name="dp3">
          <draw:page-thumbnail draw:style-name="gr5"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xml:id="id7" draw:id="id7">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5"><text:span text:style-name="T14">Synchrone</text:span><text:span text:style-name="T5"> Interrupts: Von der CPU ausgelöste Ausnahmen (für das laufende Programm gedacht)</text:span></text:p>
            </text:list-item>
          </text:list>
          <text:list text:style-name="L7">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5"><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2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random"/>
          </anim:par>
          <anim:seq smil:dur="0s" presentation:node-type="main-sequence"/>
        </anim:par>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xml:id="id8" draw:id="id8">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4" draw:text-style-name="P28" draw:layer="layout" svg:width="19.579cm" svg:height="10.971cm" svg:x="3.281cm" svg:y="4.868cm">
          <draw:image xlink:href="Pictures/200000410000870B00004BA39D57EA18.wmf" xlink:type="simple" xlink:show="embed" xlink:actuate="onLoad">
            <text:p/>
          </draw:image>
        </draw:frame>
        <anim:par presentation:node-type="timing-root">
          <anim:par smil:begin="id8.begin">
            <anim:transitionFilter smil:dur="1s" smil:type="random"/>
          </anim:par>
          <anim:seq smil:dur="0s" presentation:node-type="main-sequence"/>
        </anim:par>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9" draw:id="id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9.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xml:id="id10" draw:id="id10">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5"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0" draw:layer="layout" svg:width="4.627cm" svg:height="0.843cm" svg:x="6.473cm" svg:y="13.622cm">
          <text:p text:style-name="P12"><text:span text:style-name="T20">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7"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0">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0" draw:layer="layout" svg:width="4.983cm" svg:height="0.843cm" svg:x="14.817cm" svg:y="10.658cm">
          <text:p text:style-name="P12"><text:span text:style-name="T20">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5"><text:span text:style-name="T5">Interrupts führen dazu, dass Code außerhalb des normalen Programmflusses ausgeführt wird</text:span></text:p>
            </text:list-item>
            <text:list-item>
              <text:p text:style-name="P2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random"/>
          </anim:par>
          <anim:seq smil:dur="0s" presentation:node-type="main-sequence"/>
        </anim:par>
        <presentation:notes draw:style-name="dp3">
          <draw:page-thumbnail draw:style-name="gr5"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xml:id="id11" draw:id="id11">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5"><text:span text:style-name="T5">Prüfung, ob Interrupt anliegt, ist Teil des Befehlszyklus</text:span></text:p>
            </text:list-item>
            <text:list-item>
              <text:p text:style-name="P25"><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5"><text:span text:style-name="T5">Bei Multiprozessoren bzw. Mehrkernprozessoren:</text:span></text:p>
            </text:list-item>
          </text:list>
          <text:list text:style-name="L9">
            <text:list-item>
              <text:list>
                <text:list-item>
                  <text:p text:style-name="P31"><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9.243cm" svg:height="8.996cm" svg:x="1.969cm" svg:y="8.814cm">
          <draw:image xlink:href="Pictures/200000350000270C0000264F2408758D.wmf"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xml:id="id12" draw:id="id12">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2"><text:span text:style-name="T5">Interrupt Request (IRQ) wird vom Gerät gesendet und identifiziert das Gerät</text:span></text:p>
            </text:list-item>
            <text:list-item>
              <text:p text:style-name="P32"><text:span text:style-name="T5">Abbildung IRQ </text:span><text:span text:style-name="T21"></text:span><text:span text:style-name="T5"> Int-Nr durch Hardware in einem Interrupt Controller</text:span></text:p>
            </text:list-item>
          </text:list>
          <text:list text:style-name="L10">
            <text:list-item>
              <text:list>
                <text:list-item>
                  <text:p text:style-name="P32"><text:span text:style-name="T16">Int-Nr ist der Index für die Interrupt-Vektor-Tabelle (IVT)</text:span></text:p>
                </text:list-item>
                <text:list-item>
                  <text:p text:style-name="P32"><text:span text:style-name="T16">Die IVT wird über die CPU adressiert</text:span></text:p>
                </text:list-item>
              </text:list>
            </text:list-item>
            <text:list-item>
              <text:p text:style-name="P32"><text:span text:style-name="T5">IVT-Aufbau durch Prozessor vorgegeben:</text:span></text:p>
              <text:list>
                <text:list-item>
                  <text:p text:style-name="P32"><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3"><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3"><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30"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039cm" svg:x="11.402cm" svg:y="15.342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3"><text:span text:style-name="T23">SV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0"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0"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35" draw:layer="layout" svg:width="3.403cm" svg:height="0.982cm" svg:x="16.998cm" svg:y="16.441cm">
          <text:p text:style-name="P33"><text:span text:style-name="T23">SV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2" draw:text-style-name="P3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437cm" svg:height="0.927cm" svg:x="2.073cm" svg:y="14.885cm">
          <text:p text:style-name="P12"><text:span text:style-name="T23">IRQ</text:span><text:span text:style-name="T24"></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random"/>
          </anim:par>
          <anim:seq smil:dur="0s" presentation:node-type="main-sequence"/>
        </anim:par>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xml:id="id13" draw:id="id13">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1">
            <text:list-item>
              <text:list>
                <text:list-item>
                  <text:p text:style-name="P29"><text:span text:style-name="T9">E/A-Geräte benachrichtigen die CPU, wenn sie einen Dienst benötigen</text:span></text:p>
                </text:list-item>
                <text:list-item>
                  <text:p text:style-name="P29"><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684cm" svg:height="11.889cm" svg:x="0.212cm" svg:y="4.833cm">
          <draw:image xlink:href="Pictures/20000062000093E100004D50555D21DA.wmf" xlink:type="simple" xlink:show="embed" xlink:actuate="onLoad">
            <text:p/>
          </draw:image>
        </draw:frame>
        <anim:par presentation:node-type="timing-root">
          <anim:par smil:begin="id13.begin">
            <anim:transitionFilter smil:dur="1s" smil:type="random"/>
          </anim:par>
          <anim:seq smil:dur="0s" presentation:node-type="main-sequence"/>
        </anim:par>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xml:id="id14" draw:id="id14">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4" draw:text-style-name="P28" draw:layer="layout" svg:width="22.401cm" svg:height="12.982cm" svg:x="1.27cm" svg:y="3.916cm">
          <draw:image xlink:href="Pictures/200000FE000057060000327E225ABE29.wmf" xlink:type="simple" xlink:show="embed" xlink:actuate="onLoad">
            <text:p/>
          </draw:image>
        </draw:frame>
        <anim:par presentation:node-type="timing-root">
          <anim:par smil:begin="id14.begin">
            <anim:transitionFilter smil:dur="1s" smil:type="random"/>
          </anim:par>
          <anim:seq smil:dur="0s" presentation:node-type="main-sequence"/>
        </anim:par>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5" draw:id="id15">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5">Intel 8259A PIC = Programmable Controller = Multiplexer für Hardware-Interrupts</text:span></text:p>
              </text:list-item>
            </text:list>
            <text:list text:style-name="L13">
              <text:list-item>
                <text:list>
                  <text:list-item>
                    <text:p text:style-name="P37"><text:span text:style-name="T26">Ein <text:s/>integrierter Schaltkreis zur Verwaltung mehrerer Hardware-Interrupts</text:span></text:p>
                  </text:list-item>
                  <text:list-item>
                    <text:p text:style-name="P37"><text:span text:style-name="T26">Aufgabe: Überwacht Interrupt-Leitungen (IRQ), speichert sie und gibt sie an die CPUs weiter</text:span></text:p>
                  </text:list-item>
                  <text:list-item>
                    <text:p text:style-name="P37"><text:span text:style-name="T26">8 Interrupt-Eingänge: Eingang 0 hat höchste Priorität</text:span></text:p>
                  </text:list-item>
                  <text:list-item>
                    <text:p text:style-name="P37"><text:span text:style-name="T26">Seit IBM PC XT eingesetzt</text:span></text:p>
                  </text:list-item>
                  <text:list-item>
                    <text:p text:style-name="P37"><text:span text:style-name="T26">Oft wurden zwei PICs in einem PC genutzt</text:span></text:p>
                  </text:list-item>
                </text:list>
              </text:list-item>
              <text:list-item>
                <text:p text:style-name="P36"><text:span text:style-name="T25">Neuere Versionen</text:span></text:p>
                <text:list>
                  <text:list-item>
                    <text:p text:style-name="P37"><text:span text:style-name="T26">APIC = Advanced PIC mit 256 Interrupt-Eingängen wird bei x86-Architekturen eingesetzt</text:span></text:p>
                  </text:list-item>
                  <text:list-item>
                    <text:p text:style-name="P37"><text:span text:style-name="T26">SAPIC = Streamlined Advanced Programmable Interrupt Controller wird bei IA64-Architekturen eingesetzt</text:span></text:p>
                  </text:list-item>
                </text:list>
              </text:list-item>
            </text:list>
            <text:p text:style-name="P36"><text:span text:style-name="T25"/></text:p>
          </draw:text-box>
        </draw:frame>
        <anim:par presentation:node-type="timing-root">
          <anim:par smil:begin="id15.begin">
            <anim:transitionFilter smil:dur="1s" smil:type="random"/>
          </anim:par>
          <anim:seq smil:dur="0s" presentation:node-type="main-sequence"/>
        </anim:par>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xml:id="id16" draw:id="id16">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4"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3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3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6.919cm" svg:height="0.843cm" svg:x="4.019cm" svg:y="3.325cm">
          <text:p text:style-name="P24"><text:span text:style-name="T20">Übertragung der Interrupt-Request-Nummer, Mapping IRQ</text:span><text:span text:style-name="T29"></text:span><text:span text:style-name="T20">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5" draw:text-style-name="P34" draw:layer="layout" svg:width="0.048cm" svg:height="2.001cm" svg:x="12.502cm" svg:y="4.326cm">
          <text:p/>
          <draw:enhanced-geometry draw:mirror-horizontal="false" draw:mirror-vertical="false" svg:viewBox="0 0 21600 21600" draw:type="mso-spt32" draw:enhanced-path="M 0 0 L 21600 21600 N"/>
        </draw:custom-shape>
        <anim:par presentation:node-type="timing-root">
          <anim:par smil:begin="id16.begin">
            <anim:transitionFilter smil:dur="1s" smil:type="random"/>
          </anim:par>
          <anim:seq smil:dur="0s" presentation:node-type="main-sequence"/>
        </anim:par>
        <presentation:notes draw:style-name="dp3">
          <draw:page-thumbnail draw:style-name="gr5"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7" draw:id="id17">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2">
              <text:list-item>
                <text:p text:style-name="P25"><text:span text:style-name="T25">Innenleben Intel 8259A, vereinfacht</text:span></text:p>
              </text:list-item>
            </text:list>
            <text:p text:style-name="P25"><text:span text:style-name="T25"/></text:p>
          </draw:text-box>
        </draw:frame>
        <draw:custom-shape draw:name="Rectangle 6" draw:style-name="gr24"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6" draw:text-style-name="P1" draw:layer="layout" svg:x1="9.798cm" svg:y1="9.525cm" svg:x2="9.798cm" svg:y2="14.724cm">
          <text:p/>
        </draw:line>
        <draw:line draw:name="Line 23" draw:style-name="gr26" draw:text-style-name="P1" draw:layer="layout" svg:x1="9.798cm" svg:y1="10.724cm" svg:x2="18.798cm" svg:y2="10.724cm">
          <text:p/>
        </draw:line>
        <draw:line draw:name="Line 24" draw:style-name="gr26" draw:text-style-name="P1" draw:layer="layout" svg:x1="13.401cm" svg:y1="8.726cm" svg:x2="13.401cm" svg:y2="10.724cm">
          <text:p/>
        </draw:line>
        <draw:line draw:name="Line 26" draw:style-name="gr26"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6" draw:text-style-name="P1" draw:layer="layout" svg:x1="18.798cm" svg:y1="10.724cm" svg:x2="18.798cm" svg:y2="12.122cm">
          <text:p/>
        </draw:line>
        <anim:par presentation:node-type="timing-root">
          <anim:par smil:begin="id17.begin">
            <anim:transitionFilter smil:dur="1s" smil:type="random"/>
          </anim:par>
          <anim:seq smil:dur="0s" presentation:node-type="main-sequence"/>
        </anim:par>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xml:id="id18" draw:id="id18">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8"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2"><text:span text:style-name="T16">PIC = Programmable Interrupt <text:s/>Controller</text:span></text:p>
            </text:list-item>
            <text:list-item>
              <text:p text:style-name="P32"><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18.697cm" svg:height="11.994cm" svg:x="3.669cm" svg:y="3.516cm">
          <draw:image xlink:href="Pictures/2000008A00006DC900004604192F3A7D.wmf" xlink:type="simple" xlink:show="embed" xlink:actuate="onLoad">
            <text:p/>
          </draw:image>
        </draw:frame>
        <anim:par presentation:node-type="timing-root">
          <anim:par smil:begin="id18.begin">
            <anim:transitionFilter smil:dur="1s" smil:type="random"/>
          </anim:par>
          <anim:seq smil:dur="0s" presentation:node-type="main-sequence"/>
        </anim:par>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xml:id="id19" draw:id="id19">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5">
            <text:list-item>
              <text:p text:style-name="P3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1" draw:layer="layout" svg:width="3.657cm" svg:height="0.927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8" draw:text-style-name="P1" draw:layer="layout" svg:x1="17.416cm" svg:y1="12.452cm" svg:x2="16.601cm" svg:y2="12.45cm">
          <text:p/>
        </draw:line>
        <draw:custom-shape draw:name="Rectangle 18" draw:style-name="gr11" draw:text-style-name="P1" draw:layer="layout" svg:width="1.74cm" svg:height="1.827cm" svg:x="6.208cm" svg:y="10.741cm">
          <text:p text:style-name="P24"><text:span text:style-name="T30"/></text:p>
          <text:p text:style-name="P24"><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9" draw:text-style-name="P1" draw:layer="layout" svg:x1="14.214cm" svg:y1="12.635cm" svg:x2="12.864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0" draw:text-style-name="P34" draw:layer="layout" svg:x1="9.794cm" svg:y1="8.796cm" svg:x2="9.794cm" svg:y2="15.923cm">
          <text:p/>
        </draw:line>
        <draw:line draw:name="Gerade Verbindung 65" draw:style-name="gr30" draw:text-style-name="P34" draw:layer="layout" svg:x1="9.768cm" svg:y1="15.051cm" svg:x2="7.748cm" svg:y2="15.051cm">
          <text:p/>
        </draw:line>
        <draw:line draw:name="Gerade Verbindung 66" draw:style-name="gr30" draw:text-style-name="P34" draw:layer="layout" svg:x1="9.806cm" svg:y1="11.403cm" svg:x2="7.787cm" svg:y2="11.403cm">
          <text:p/>
        </draw:line>
        <draw:line draw:name="Gerade Verbindung 67" draw:style-name="gr30" draw:text-style-name="P34" draw:layer="layout" svg:x1="9.806cm" svg:y1="9.082cm" svg:x2="7.787cm" svg:y2="9.082cm">
          <text:p/>
        </draw:line>
        <draw:line draw:name="Gerade Verbindung 68" draw:style-name="gr30" draw:text-style-name="P34" draw:layer="layout" svg:x1="11.816cm" svg:y1="12.454cm" svg:x2="9.794cm" svg:y2="12.454cm">
          <text:p/>
        </draw:line>
        <draw:custom-shape draw:name="Rectangle 6" draw:style-name="gr11" draw:text-style-name="P1" draw:layer="layout" svg:width="2.142cm" svg:height="6.031cm" svg:x="10.733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0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random"/>
          </anim:par>
          <anim:seq smil:dur="0s" presentation:node-type="main-sequence"/>
        </anim:par>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xml:id="id20" draw:id="id20">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4" draw:text-style-name="P28" draw:layer="layout" svg:width="18.168cm" svg:height="11.959cm" svg:x="2.681cm" svg:y="4.092cm">
          <draw:image xlink:href="Pictures/2000006C000062EA0000412195D15C2F.wmf" xlink:type="simple" xlink:show="embed" xlink:actuate="onLoad">
            <text:p/>
          </draw:image>
        </draw:frame>
        <anim:par presentation:node-type="timing-root">
          <anim:par smil:begin="id20.begin">
            <anim:transitionFilter smil:dur="1s" smil:type="random"/>
          </anim:par>
          <anim:seq smil:dur="0s" presentation:node-type="main-sequence"/>
        </anim:par>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xml:id="id21" draw:id="id21">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Windows hat eine eigene Interrupt-Verwaltung</text:span></text:p>
              </text:list-item>
              <text:list-item>
                <text:p text:style-name="P25"><text:span text:style-name="T25">Über sog. </text:span><text:span text:style-name="T35">Interrupt Request Levels</text:span><text:span text:style-name="T25"> (IRQL) ordnet der Kernel den Interrupts eigene Prioritäten zu</text:span></text:p>
              </text:list-item>
              <text:list-item>
                <text:p text:style-name="P25"><text:span text:style-name="T25">Nur Interrupts mit höherem IRQL können Interruptbearbeitung auf niedrigerem IRQL unterbrechen</text:span></text:p>
              </text:list-item>
              <text:list-item>
                <text:p text:style-name="P25"><text:span text:style-name="T25">Über eine Interrupt Dispatch Tabelle (IDT) wird festgehalten, welche ISR für welchen Interrupt zuständig ist</text:span></text:p>
              </text:list-item>
            </text:list>
            <text:p text:style-name="P25"><text:span text:style-name="T25"/></text:p>
          </draw:text-box>
        </draw:frame>
        <anim:par presentation:node-type="timing-root">
          <anim:par smil:begin="id21.begin">
            <anim:transitionFilter smil:dur="1s" smil:type="random"/>
          </anim:par>
          <anim:seq smil:dur="0s" presentation:node-type="main-sequence"/>
        </anim:par>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xml:id="id22" draw:id="id22">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38" draw:layer="layout" svg:width="21.377cm" svg:height="1.335cm" svg:x="1.905cm" svg:y="3.387cm" presentation:class="outline" presentation:user-transformed="true">
          <draw:text-box>
            <text:list text:style-name="L12">
              <text:list-item>
                <text:p text:style-name="P25"><text:span text:style-name="T36">Interrupt Request Levels (IRQLs) in der IA32-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0"><text:span text:style-name="T37">IRQL</text:span></text:p>
              </table:table-cell>
              <table:table-cell>
                <text:p text:style-name="P41"><text:span text:style-name="T37">Bezeichnung </text:span></text:p>
              </table:table-cell>
              <table:table-cell>
                <text:p text:style-name="P41"><text:span text:style-name="T37">Beschreibung</text:span></text:p>
              </table:table-cell>
            </table:table-row>
            <table:table-row table:style-name="ro2" table:default-cell-style-name="ce1">
              <table:table-cell table:style-name="ce2">
                <text:p text:style-name="P42"><text:span text:style-name="T38">31</text:span></text:p>
              </table:table-cell>
              <table:table-cell>
                <text:p text:style-name="P41"><text:span text:style-name="T38">High-Level</text:span></text:p>
              </table:table-cell>
              <table:table-cell>
                <text:p text:style-name="P41"><text:span text:style-name="T38">Maschinen-Check und katastrophale Fehler</text:span></text:p>
              </table:table-cell>
            </table:table-row>
            <table:table-row table:style-name="ro2" table:default-cell-style-name="ce1">
              <table:table-cell table:style-name="ce2">
                <text:p text:style-name="P42"><text:span text:style-name="T38">30</text:span></text:p>
              </table:table-cell>
              <table:table-cell>
                <text:p text:style-name="P41"><text:span text:style-name="T38">Power-Level</text:span></text:p>
              </table:table-cell>
              <table:table-cell>
                <text:p text:style-name="P41"><text:span text:style-name="T38">Strom/Spannungsproblem</text:span></text:p>
              </table:table-cell>
            </table:table-row>
            <table:table-row table:style-name="ro2" table:default-cell-style-name="ce1">
              <table:table-cell table:style-name="ce2">
                <text:p text:style-name="P42"><text:span text:style-name="T38">29</text:span></text:p>
              </table:table-cell>
              <table:table-cell>
                <text:p text:style-name="P41"><text:span text:style-name="T38">IPI-Level</text:span></text:p>
              </table:table-cell>
              <table:table-cell>
                <text:p text:style-name="P41"><text:span text:style-name="T38">Interprocessor Interrupt</text:span></text:p>
              </table:table-cell>
            </table:table-row>
            <table:table-row table:style-name="ro2" table:default-cell-style-name="ce1">
              <table:table-cell table:style-name="ce2">
                <text:p text:style-name="P42"><text:span text:style-name="T38">28</text:span></text:p>
              </table:table-cell>
              <table:table-cell>
                <text:p text:style-name="P41"><text:span text:style-name="T38">Clock-Level</text:span></text:p>
              </table:table-cell>
              <table:table-cell>
                <text:p text:style-name="P41"><text:span text:style-name="T38">Clock-Interrupt</text:span></text:p>
              </table:table-cell>
            </table:table-row>
            <table:table-row table:style-name="ro2" table:default-cell-style-name="ce1">
              <table:table-cell table:style-name="ce2">
                <text:p text:style-name="P42"><text:span text:style-name="T38">27</text:span></text:p>
              </table:table-cell>
              <table:table-cell>
                <text:p text:style-name="P41"><text:span text:style-name="T38">Sync-Level</text:span></text:p>
              </table:table-cell>
              <table:table-cell>
                <text:p text:style-name="P41"><text:span text:style-name="T38">Prozessorübergreifende Synchronisation</text:span></text:p>
              </table:table-cell>
            </table:table-row>
            <table:table-row table:style-name="ro3" table:default-cell-style-name="ce1">
              <table:table-cell table:style-name="ce2">
                <text:p text:style-name="P42"><text:span text:style-name="T38">3-26</text:span></text:p>
              </table:table-cell>
              <table:table-cell>
                <text:p text:style-name="P41"><text:span text:style-name="T38">Device-Levels</text:span></text:p>
              </table:table-cell>
              <table:table-cell>
                <text:p text:style-name="P41"><text:span text:style-name="T38">Abbildung auf IRQs der Geräte je nach verbautem Interrupt-Controller</text:span></text:p>
              </table:table-cell>
            </table:table-row>
            <table:table-row table:style-name="ro3" table:default-cell-style-name="ce1">
              <table:table-cell table:style-name="ce2">
                <text:p text:style-name="P42"><text:span text:style-name="T38">2</text:span></text:p>
              </table:table-cell>
              <table:table-cell>
                <text:p text:style-name="P41"><text:span text:style-name="T38">Dispatch/DPC-Level</text:span></text:p>
              </table:table-cell>
              <table:table-cell>
                <text:p text:style-name="P41"><text:span text:style-name="T38">Dispatching und Ausführung von Deferred Procedure Calls </text:span></text:p>
              </table:table-cell>
            </table:table-row>
            <table:table-row table:style-name="ro3" table:default-cell-style-name="ce1">
              <table:table-cell table:style-name="ce2">
                <text:p text:style-name="P42"><text:span text:style-name="T38">1</text:span></text:p>
              </table:table-cell>
              <table:table-cell>
                <text:p text:style-name="P41"><text:span text:style-name="T38">APC-Level</text:span></text:p>
              </table:table-cell>
              <table:table-cell>
                <text:p text:style-name="P41"><text:span text:style-name="T38">Ausführung von Asynchronous Procedure Calls nach Ein-/Ausgabe-Requests</text:span></text:p>
              </table:table-cell>
            </table:table-row>
            <table:table-row table:style-name="ro2" table:default-cell-style-name="ce1">
              <table:table-cell table:style-name="ce2">
                <text:p text:style-name="P42"><text:span text:style-name="T38">0</text:span></text:p>
              </table:table-cell>
              <table:table-cell>
                <text:p text:style-name="P41"><text:span text:style-name="T38">Passive-Level</text:span></text:p>
              </table:table-cell>
              <table:table-cell>
                <text:p text:style-name="P41"><text:span text:style-name="T38">Normale Threadausführung</text:span></text:p>
              </table:table-cell>
            </table:table-row>
          </table:table>
          <draw:image xlink:href="Pictures/TablePreview1.svm" xlink:type="simple" xlink:show="embed" xlink:actuate="onLoad"/>
        </draw:frame>
        <anim:par presentation:node-type="timing-root">
          <anim:par smil:begin="id22.begin">
            <anim:transitionFilter smil:dur="1s" smil:type="random"/>
          </anim:par>
          <anim:seq smil:dur="0s" presentation:node-type="main-sequence"/>
        </anim:par>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xml:id="id23" draw:id="id23">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Interrupt Request Levels (IRQLs) in der x64- und der IA64-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1"><text:span text:style-name="T39">IRQL</text:span></text:p>
              </table:table-cell>
              <table:table-cell>
                <text:p text:style-name="P41"><text:span text:style-name="T39">Bezeichnung </text:span></text:p>
              </table:table-cell>
              <table:table-cell>
                <text:p text:style-name="P41"><text:span text:style-name="T39">Beschreibung</text:span></text:p>
              </table:table-cell>
            </table:table-row>
            <table:table-row table:style-name="ro5" table:default-cell-style-name="ce3">
              <table:table-cell>
                <text:p text:style-name="P42"><text:span text:style-name="T40">15</text:span></text:p>
              </table:table-cell>
              <table:table-cell>
                <text:p text:style-name="P41"><text:span text:style-name="T40">High-Level</text:span></text:p>
              </table:table-cell>
              <table:table-cell>
                <text:p text:style-name="P41"><text:span text:style-name="T40">Maschinen-Check und katastrophale Fehler</text:span></text:p>
              </table:table-cell>
            </table:table-row>
            <table:table-row table:style-name="ro5" table:default-cell-style-name="ce3">
              <table:table-cell>
                <text:p text:style-name="P42"><text:span text:style-name="T40">14</text:span></text:p>
              </table:table-cell>
              <table:table-cell>
                <text:p text:style-name="P41"><text:span text:style-name="T40">Power-Level</text:span></text:p>
              </table:table-cell>
              <table:table-cell>
                <text:p text:style-name="P41"><text:span text:style-name="T40">Strom/Spannungsproblem und Interprozessor-Interrupt</text:span></text:p>
              </table:table-cell>
            </table:table-row>
            <table:table-row table:style-name="ro5" table:default-cell-style-name="ce3">
              <table:table-cell>
                <text:p text:style-name="P42"><text:span text:style-name="T40">13</text:span></text:p>
              </table:table-cell>
              <table:table-cell>
                <text:p text:style-name="P41"><text:span text:style-name="T40">Clock-Level</text:span></text:p>
              </table:table-cell>
              <table:table-cell>
                <text:p text:style-name="P41"><text:span text:style-name="T40">Clock-Interrupt</text:span></text:p>
              </table:table-cell>
            </table:table-row>
            <table:table-row table:style-name="ro5" table:default-cell-style-name="ce3">
              <table:table-cell>
                <text:p text:style-name="P42"><text:span text:style-name="T40">12</text:span></text:p>
              </table:table-cell>
              <table:table-cell>
                <text:p text:style-name="P41"><text:span text:style-name="T40">Synch-Level</text:span></text:p>
              </table:table-cell>
              <table:table-cell>
                <text:p text:style-name="P41"><text:span text:style-name="T40">Prozessorübergreifende Synchronisation</text:span></text:p>
              </table:table-cell>
            </table:table-row>
            <table:table-row table:style-name="ro6" table:default-cell-style-name="ce3">
              <table:table-cell>
                <text:p text:style-name="P42"><text:span text:style-name="T40">3-11</text:span></text:p>
              </table:table-cell>
              <table:table-cell>
                <text:p text:style-name="P41"><text:span text:style-name="T40">Device-Levels</text:span></text:p>
              </table:table-cell>
              <table:table-cell>
                <text:p text:style-name="P41"><text:span text:style-name="T40">Abbildung auf IRQs der Geräte je nach verbautem Interrupt-Controller</text:span></text:p>
              </table:table-cell>
            </table:table-row>
            <table:table-row table:style-name="ro6" table:default-cell-style-name="ce3">
              <table:table-cell>
                <text:p text:style-name="P42"><text:span text:style-name="T40">2</text:span></text:p>
              </table:table-cell>
              <table:table-cell>
                <text:p text:style-name="P41"><text:span text:style-name="T40">Dispatch/DPC-Level</text:span></text:p>
              </table:table-cell>
              <table:table-cell>
                <text:p text:style-name="P41"><text:span text:style-name="T40">Dispatching und Ausführung von Deferred Procedure Calls </text:span></text:p>
              </table:table-cell>
            </table:table-row>
            <table:table-row table:style-name="ro5" table:default-cell-style-name="ce3">
              <table:table-cell>
                <text:p text:style-name="P42"><text:span text:style-name="T40">1</text:span></text:p>
              </table:table-cell>
              <table:table-cell>
                <text:p text:style-name="P41"><text:span text:style-name="T40">APC-Level</text:span></text:p>
              </table:table-cell>
              <table:table-cell>
                <text:p text:style-name="P41"><text:span text:style-name="T40">Ausführung von Asynchronous Procedure Calls</text:span></text:p>
              </table:table-cell>
            </table:table-row>
            <table:table-row table:style-name="ro5" table:default-cell-style-name="ce3">
              <table:table-cell>
                <text:p text:style-name="P42"><text:span text:style-name="T40">0</text:span></text:p>
              </table:table-cell>
              <table:table-cell>
                <text:p text:style-name="P41"><text:span text:style-name="T40">Passive-Level</text:span></text:p>
              </table:table-cell>
              <table:table-cell>
                <text:p text:style-name="P41"><text:span text:style-name="T40">Normale Threadausführung</text:span></text:p>
              </table:table-cell>
            </table:table-row>
          </table:table>
          <draw:image xlink:href="Pictures/TablePreview2.svm" xlink:type="simple" xlink:show="embed" xlink:actuate="onLoad"/>
        </draw:frame>
        <anim:par presentation:node-type="timing-root">
          <anim:par smil:begin="id23.begin">
            <anim:transitionFilter smil:dur="1s" smil:type="random"/>
          </anim:par>
          <anim:seq smil:dur="0s" presentation:node-type="main-sequence"/>
        </anim:par>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xml:id="id24" draw:id="id24">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43" draw:layer="layout" svg:width="8.1cm" svg:height="3.617cm" svg:x="1cm" svg:y="12.607cm">
          <text:list text:style-name="L6">
            <text:list-item>
              <text:p text:style-name="P31"><text:span text:style-name="T17">DPC = Deferred (verzögerter) Procedure Call </text:span></text:p>
            </text:list-item>
            <text:list-item>
              <text:p text:style-name="P31"><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049cm" svg:height="11.959cm" svg:x="2.081cm" svg:y="4.304cm">
          <draw:image xlink:href="Pictures/200000870000978400004891D5F70CC1.wmf" xlink:type="simple" xlink:show="embed" xlink:actuate="onLoad">
            <text:p/>
          </draw:image>
        </draw:frame>
        <anim:par presentation:node-type="timing-root">
          <anim:par smil:begin="id24.begin">
            <anim:transitionFilter smil:dur="1s" smil:type="random"/>
          </anim:par>
          <anim:seq smil:dur="0s" presentation:node-type="main-sequence"/>
        </anim:par>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xml:id="id25" draw:id="id25">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4" draw:text-style-name="P28" draw:layer="layout" svg:width="21.202cm" svg:height="12.383cm" svg:x="2.152cm" svg:y="4.092cm">
          <draw:image xlink:href="Pictures/20000080000045410000283B7935729C.wmf" xlink:type="simple" xlink:show="embed" xlink:actuate="onLoad">
            <text:p/>
          </draw:image>
        </draw:frame>
        <anim:par presentation:node-type="timing-root">
          <anim:par smil:begin="id25.begin">
            <anim:transitionFilter smil:dur="1s" smil:type="random"/>
          </anim:par>
          <anim:seq smil:dur="0s" presentation:node-type="main-sequence"/>
        </anim:par>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xml:id="id26" draw:id="id26">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2">
              <text:list-item>
                <text:p text:style-name="P25"><text:span text:style-name="T25">Bei x86-Systemen unterbricht der Interrupt-Controller (meist 8259-Baustein) die CPU auf einer Leitung (Hardware)</text:span></text:p>
              </text:list-item>
              <text:list-item>
                <text:p text:style-name="P25"><text:span text:style-name="T25">Die CPU fragt den Controller ab, um eine Unterbrechungsanforderung (IRQ) zu erhalten (Hardware)</text:span></text:p>
              </text:list-item>
              <text:list-item>
                <text:p text:style-name="P25"><text:span text:style-name="T25">Interrupt-Controller übersetzt IRQ in eine Interrupt-Nummer (Hardware)</text:span></text:p>
              </text:list-item>
              <text:list-item>
                <text:p text:style-name="P25"><text:span text:style-name="T25">Aus Interrupt-Nummer wird IRQL ermittelt (Software, Windows)</text:span></text:p>
              </text:list-item>
              <text:list-item>
                <text:p text:style-name="P25"><text:span text:style-name="T25">Die IDT enthält Adresse der anzustoßenden Interruptverteilroutine </text:span></text:p>
              </text:list-item>
            </text:list>
          </draw:text-box>
        </draw:frame>
        <anim:par presentation:node-type="timing-root">
          <anim:par smil:begin="id26.begin">
            <anim:transitionFilter smil:dur="1s" smil:type="random"/>
          </anim:par>
          <anim:seq smil:dur="0s" presentation:node-type="main-sequence"/>
        </anim:par>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xml:id="id27" draw:id="id27">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5">Interruptverteilroutine wird aufgerufen und ermitteln die Adresse der ISR</text:span></text:p>
              </text:list-item>
              <text:list-item>
                <text:p text:style-name="P36"><text:span text:style-name="T25">ISR wird aufgerufen</text:span></text:p>
              </text:list-item>
              <text:list-item>
                <text:p text:style-name="P36"><text:span text:style-name="T25">ISR erzeugt meist nur ein </text:span><text:span text:style-name="T35">DPC-Objekt</text:span><text:span text:style-name="T25"> (Deferred Procedure Call) und hängt es in eine DPC-Queue ein</text:span></text:p>
              </text:list-item>
            </text:list>
            <text:list text:style-name="L13">
              <text:list-item>
                <text:list>
                  <text:list-item>
                    <text:p text:style-name="P37"><text:span text:style-name="T26">Kurze Bearbeitungszeiten in der ISR wird angestrebt</text:span></text:p>
                  </text:list-item>
                  <text:list-item>
                    <text:p text:style-name="P37"><text:span text:style-name="T26">Kurze Bearbeitung in hoher Prioritätsstufe (IRQL)</text:span></text:p>
                  </text:list-item>
                  <text:list-item>
                    <text:p text:style-name="P37"><text:span text:style-name="T26">Systembelastung gering halten</text:span></text:p>
                  </text:list-item>
                </text:list>
              </text:list-item>
              <text:list-item>
                <text:p text:style-name="P36"><text:span text:style-name="T25">DPC-Routine wird dann später mit niedrigerer Priorität (IRQL = 2) aufgerufen und ist unterbrechbar(er)</text:span></text:p>
              </text:list-item>
            </text:list>
          </draw:text-box>
        </draw:frame>
        <anim:par presentation:node-type="timing-root">
          <anim:par smil:begin="id27.begin">
            <anim:transitionFilter smil:dur="1s" smil:type="random"/>
          </anim:par>
          <anim:seq smil:dur="0s" presentation:node-type="main-sequence"/>
        </anim:par>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xml:id="id28" draw:id="id28">
        <draw:frame draw:name="Rectangle 2" presentation:style-name="pr4" draw:text-style-name="P1" draw:layer="layout" svg:width="18.095cm" svg:height="2.116cm" svg:x="1.905cm" svg:y="0.847cm" presentation:class="title" presentation:user-transformed="true">
          <draw:text-box>
            <text:p text:style-name="P12"><text:span text:style-name="T8">Fallbeispiel: 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2">
              <text:list-item>
                <text:p text:style-name="P36"><text:span text:style-name="T36">APC = Asynchronous Procedure Call</text:span></text:p>
              </text:list-item>
              <text:list-item>
                <text:p text:style-name="P36"><text:span text:style-name="T36">Anwendungsbeispiel: </text:span></text:p>
              </text:list-item>
            </text:list>
            <text:list text:style-name="L13">
              <text:list-item>
                <text:list>
                  <text:list-item>
                    <text:p text:style-name="P44"><text:span text:style-name="T41">Bei read-Aufrufen an eine Festplatte wird die Threadbearbeitung zunächst unterbrochen </text:span></text:p>
                  </text:list-item>
                  <text:list-item>
                    <text:p text:style-name="P44"><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4"><text:span text:style-name="T41">Die nachfolgende Bearbeitung der APC-Queue erfolgt dann mit </text:span><text:span text:style-name="T42">IRQL 1</text:span></text:p>
                  </text:list-item>
                </text:list>
              </text:list-item>
              <text:list-item>
                <text:p text:style-name="P36"><text:span text:style-name="T36">Je eine </text:span><text:span text:style-name="T43">APC-Queue</text:span><text:span text:style-name="T36"> pro Thread im Kernel- und im Usermodus, je nachdem, von wo der read-Aufruf abgesetzt wurde</text:span></text:p>
              </text:list-item>
            </text:list>
            <text:p text:style-name="P45"><text:span text:style-name="T26">Hinweis: Threads sind leichtgewichtige Prozesse (später mehr dazu)</text:span></text:p>
          </draw:text-box>
        </draw:frame>
        <anim:par presentation:node-type="timing-root">
          <anim:par smil:begin="id28.begin">
            <anim:transitionFilter smil:dur="1s" smil:type="random"/>
          </anim:par>
          <anim:seq smil:dur="0s" presentation:node-type="main-sequence"/>
        </anim:par>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xml:id="id29" draw:id="id2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5">Linux nutzt auch eine Tabelle mit Referenzen auf die Interrupt-Handler (ISR)</text:span></text:p>
              </text:list-item>
              <text:list-item>
                <text:p text:style-name="P25"><text:span text:style-name="T25">Jeder Interrupt-Request wird auf eine Interrupt-Nummer (= Index in der Tabelle) abgebildet</text:span></text:p>
              </text:list-item>
              <text:list-item>
                <text:p text:style-name="P25"><text:span text:style-name="T25">Meist wird in der ISR nur ein</text:span><text:span text:style-name="T35"> Tasklet</text:span><text:span text:style-name="T25"> erzeugt</text:span></text:p>
              </text:list-item>
              <text:list-item>
                <text:p text:style-name="P25"><text:span text:style-name="T25">Tasklets dienen der schnellen Behandlung von Interrupts (ähnlich dem Windows-DPC-Mechanismus)</text:span></text:p>
              </text:list-item>
            </text:list>
            <text:p text:style-name="P25"><text:span text:style-name="T25"/></text:p>
            <text:p text:style-name="P46"><text:span text:style-name="T44"/></text:p>
            <text:p text:style-name="P47"><text:span text:style-name="T25"/></text:p>
          </draw:text-box>
        </draw:frame>
        <anim:par presentation:node-type="timing-root">
          <anim:par smil:begin="id29.begin">
            <anim:transitionFilter smil:dur="1s" smil:type="random"/>
          </anim:par>
          <anim:seq smil:dur="0s" presentation:node-type="main-sequence"/>
        </anim:par>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xml:id="id30" draw:id="id30">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1" draw:layer="layout" svg:width="19.261cm" svg:height="9.467cm" svg:x="2.328cm" svg:y="4.657cm">
          <text:p text:style-name="P48"><text:span text:style-name="T45">Die Interrupt-Vektor-Tabelle ist im System wie folgt definiert:</text:span></text:p>
          <text:p text:style-name="P48"><text:span text:style-name="T45"/></text:p>
          <text:p text:style-name="P48"><text:span text:style-name="T46">extern irq_desc_t irq_desc [NR_IRQS];</text:span></text:p>
          <text:p text:style-name="P48"><text:span text:style-name="T46"/></text:p>
          <text:p text:style-name="P48"><text:span text:style-name="T45">Aufbau eines Tabelleneintrags:</text:span></text:p>
          <text:p text:style-name="P48"><text:span text:style-name="T45"/></text:p>
          <text:p text:style-name="P48"><text:span text:style-name="T46">typedef </text:span><text:span text:style-name="T47">struct</text:span><text:span text:style-name="T46"> {</text:span></text:p>
          <text:p text:style-name="P48"><text:span text:style-name="T46"><text:tab/></text:span><text:span text:style-name="T46">unsigned int status;</text:span><text:span text:style-name="T46"><text:tab/></text:span><text:span text:style-name="T46"><text:tab/></text:span><text:span text:style-name="T46">// <text:s/>IRQ-Status</text:span></text:p>
          <text:p text:style-name="P48"><text:span text:style-name="T46"><text:tab/></text:span><text:span text:style-name="T46">hw_irq_controller *handler;</text:span><text:span text:style-name="T46"><text:tab/></text:span><text:span text:style-name="T46">// <text:s/>Zeiger auf verantwortlichen</text:span></text:p>
          <text:p text:style-name="P48"><text:span text:style-name="T46"><text:tab/></text:span><text:span text:style-name="T46"><text:tab/></text:span><text:span text:style-name="T46"><text:tab/></text:span><text:span text:style-name="T46"><text:tab/></text:span><text:span text:style-name="T46">// <text:s/>Controller</text:span></text:p>
          <text:p text:style-name="P48"><text:span text:style-name="T46"><text:tab/></text:span><text:span text:style-name="T46">struct irqaction *action;</text:span><text:span text:style-name="T46"><text:tab/></text:span><text:span text:style-name="T46">// <text:s/>Zeiger auf Action-Liste</text:span></text:p>
          <text:p text:style-name="P48"><text:span text:style-name="T46"><text:tab/></text:span><text:span text:style-name="T46">unsigned int depth; </text:span><text:span text:style-name="T46"><text:tab/></text:span><text:span text:style-name="T46"> <text:s/></text:span><text:span text:style-name="T46"><text:tab/></text:span><text:span text:style-name="T46">// <text:s/>Spezielles Feld zum Aktivieren und </text:span></text:p>
          <text:p text:style-name="P48"><text:span text:style-name="T46"><text:tab/></text:span><text:span text:style-name="T46"><text:tab/></text:span><text:span text:style-name="T46"><text:tab/></text:span><text:span text:style-name="T46"><text:tab/></text:span><text:span text:style-name="T46">// <text:s/>Deaktivieren des IRQ</text:span></text:p>
          <text:p text:style-name="P48"><text:span text:style-name="T46">} ____cacheline_aligned </text:span><text:span text:style-name="T47">irq_desc_t</text:span><text:span text:style-name="T46">;</text:span></text:p>
          <text:p text:style-name="P49"><text:span text:style-name="T46"/></text:p>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random"/>
          </anim:par>
          <anim:seq smil:dur="0s" presentation:node-type="main-sequence"/>
        </anim:par>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xml:id="id31" draw:id="id31">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48"><text:span text:style-name="T48">struct</text:span><text:span text:style-name="T45"> irqaction {</text:span></text:p>
          <text:p text:style-name="P48"><text:span text:style-name="T45"><text:tab/></text:span></text:p>
          <text:p text:style-name="P48"><text:span text:style-name="T45"><text:tab/></text:span><text:span text:style-name="T45">// Verweis auf Interrupt-Service-Routine</text:span></text:p>
          <text:p text:style-name="P48"><text:span text:style-name="T45"><text:tab/></text:span><text:span text:style-name="T45">void (*handler)(int, void *, struct pt_regs *);</text:span></text:p>
          <text:p text:style-name="P48"><text:span text:style-name="T45"/></text:p>
          <text:p text:style-name="P48"><text:span text:style-name="T45"><text:tab/></text:span><text:span text:style-name="T45">unsigned long flags;</text:span><text:span text:style-name="T45"><text:tab/></text:span><text:span text:style-name="T45"><text:tab/></text:span><text:span text:style-name="T45">// Eigenschaften des Interrupt-Handlers</text:span></text:p>
          <text:p text:style-name="P48"><text:span text:style-name="T45"><text:tab/></text:span><text:span text:style-name="T45">const char *name</text:span><text:span text:style-name="T45"><text:tab/></text:span><text:span text:style-name="T45"><text:tab/></text:span><text:span text:style-name="T45">// Name des Interrupt-Handlers </text:span></text:p>
          <text:p text:style-name="P48"><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48"><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48"><text:span text:style-name="T45"><text:tab/></text:span><text:span text:style-name="T45">struct irqaction *next; </text:span><text:span text:style-name="T45"><text:tab/></text:span><text:span text:style-name="T45">// Verweis auf nächsten Eintrag in der </text:span></text:p>
          <text:p text:style-name="P48"><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48"><text:span text:style-name="T45">};</text:span></text:p>
          <text:p text:style-name="P48"><text:span text:style-name="T46"/></text:p>
          <text:p text:style-name="P49"><text:span text:style-name="T46"/></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5"><text:span text:style-name="T5">action = Action-Descriptor, Struktur mit Verweis auf eigentliche ISR</text:span></text:p>
            </text:list-item>
            <text:list-item>
              <text:p text:style-name="P25"><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random"/>
          </anim:par>
          <anim:seq smil:dur="0s" presentation:node-type="main-sequence"/>
        </anim:par>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xml:id="id32" draw:id="id32">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0"><text:span text:style-name="T49"><text:line-break/></text:span><text:span text:style-name="T49"/></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0.426cm" svg:height="11.994cm" svg:x="2.469cm" svg:y="4.516cm">
          <draw:image xlink:href="Pictures/2000006700004A0F0000272D1F5C5869.wmf" xlink:type="simple" xlink:show="embed" xlink:actuate="onLoad">
            <text:p/>
          </draw:image>
        </draw:frame>
        <anim:par presentation:node-type="timing-root">
          <anim:par smil:begin="id32.begin">
            <anim:transitionFilter smil:dur="1s" smil:type="random"/>
          </anim:par>
          <anim:seq smil:dur="0s" presentation:node-type="main-sequence"/>
        </anim:par>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33" draw:id="id33">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33.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xml:id="id34" draw:id="id34">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4" draw:text-style-name="P28" draw:layer="layout" svg:width="22.491cm" svg:height="13.2cm" svg:x="1.509cm" svg:y="4.4cm">
          <draw:image xlink:href="Pictures/2000004E000050FB00002D6FE534C540.wmf" xlink:type="simple" xlink:show="embed" xlink:actuate="onLoad">
            <text:p/>
          </draw:image>
        </draw:frame>
        <anim:par presentation:node-type="timing-root">
          <anim:par smil:begin="id34.begin">
            <anim:transitionFilter smil:dur="1s" smil:type="random"/>
          </anim:par>
          <anim:seq smil:dur="0s" presentation:node-type="main-sequence"/>
        </anim:par>
        <presentation:notes draw:style-name="dp3">
          <draw:page-thumbnail draw:style-name="gr5" draw:layer="layout" svg:width="14.848cm" svg:height="11.136cm" svg:x="3.075cm" svg:y="2.257cm" draw:page-number="34" presentation:class="page"/>
          <draw:frame presentation:style-name="pr8" draw:text-style-name="P5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xml:id="id35" draw:id="id35">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2">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3">
              <text:list-item>
                <text:list>
                  <text:list-item>
                    <text:p text:style-name="P31"><text:span text:style-name="T50">Software-Interrupt</text:span><text:span text:style-name="T26"> (als </text:span><text:span text:style-name="T50">Trap </text:span><text:span text:style-name="T26">bezeichnet) oder </text:span><text:span text:style-name="T50">Supervisor Call </text:span><text:span text:style-name="T26">(SVC)</text:span></text:p>
                  </text:list-item>
                  <text:list-item>
                    <text:p text:style-name="P31"><text:span text:style-name="T26">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1"><text:span text:style-name="T26">Zugang zu Systemcalls wird meist in Bibliotheken bereitgestellt</text:span></text:p>
                  </text:list-item>
                </text:list>
              </text:list-item>
            </text:list>
          </draw:text-box>
        </draw:frame>
        <draw:custom-shape draw:name="Rectangle 4" draw:style-name="gr32" draw:text-style-name="P1" draw:layer="layout" svg:width="21.646cm" svg:height="2.116cm" svg:x="1.905cm" svg:y="0.847cm">
          <text:p text:style-name="P12"><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random"/>
          </anim:par>
          <anim:seq smil:dur="0s" presentation:node-type="main-sequence"/>
        </anim:par>
        <presentation:notes draw:style-name="dp3">
          <draw:page-thumbnail draw:style-name="gr5"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xml:id="id36" draw:id="id36">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2">
              <text:list-item>
                <text:p text:style-name="P44"><text:span text:style-name="T41">Systemcalls werden im </text:span><text:span text:style-name="T42">Kernelmodus</text:span><text:span text:style-name="T41"> ausgeführt</text:span></text:p>
              </text:list-item>
              <text:list-item>
                <text:p text:style-name="P44"><text:span text:style-name="T41">Beim Aufruf wird durch den Prozessor vom Usermodus in den Kernelmodus </text:span><text:span text:style-name="T42">umgeschaltet</text:span></text:p>
              </text:list-item>
            </text:list>
            <text:p text:style-name="P44"><text:span text:style-name="T41"/></text:p>
          </draw:text-box>
        </draw:frame>
        <draw:g draw:name="Group 4">
          <draw:custom-shape draw:name="Rectangle 5" draw:style-name="gr11" draw:text-style-name="P1" draw:layer="layout" svg:width="17.567cm" svg:height="2.116cm" svg:x="4.233cm" svg:y="8.678cm">
            <text:p text:style-name="P33"><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3"><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3"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4" draw:text-style-name="P1" draw:layer="layout" svg:x1="6.35cm" svg:y1="13.335cm" svg:x2="6.35cm" svg:y2="13.97cm">
              <text:p/>
            </draw:line>
          </draw:g>
          <draw:g draw:name="Group 10">
            <draw:custom-shape draw:name="Oval 11" draw:style-name="gr33"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4" draw:text-style-name="P1" draw:layer="layout" svg:x1="8.466cm" svg:y1="13.335cm" svg:x2="8.466cm" svg:y2="13.97cm">
              <text:p/>
            </draw:line>
          </draw:g>
          <draw:g draw:name="Group 13">
            <draw:custom-shape draw:name="Oval 14" draw:style-name="gr33"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4" draw:text-style-name="P1" draw:layer="layout" svg:x1="10.583cm" svg:y1="13.335cm" svg:x2="10.583cm" svg:y2="13.97cm">
              <text:p/>
            </draw:line>
          </draw:g>
          <draw:g draw:name="Group 16">
            <draw:custom-shape draw:name="Oval 17" draw:style-name="gr33"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4" draw:text-style-name="P1" draw:layer="layout" svg:x1="12.911cm" svg:y1="13.335cm" svg:x2="12.911cm" svg:y2="13.97cm">
              <text:p/>
            </draw:line>
          </draw:g>
          <draw:g draw:name="Group 19">
            <draw:custom-shape draw:name="Oval 20" draw:style-name="gr33"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4" draw:text-style-name="P1" draw:layer="layout" svg:x1="15.24cm" svg:y1="13.335cm" svg:x2="15.24cm" svg:y2="13.97cm">
              <text:p/>
            </draw:line>
          </draw:g>
          <draw:g draw:name="Group 22">
            <draw:custom-shape draw:name="Oval 23" draw:style-name="gr33"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4" draw:text-style-name="P1" draw:layer="layout" svg:x1="17.568cm" svg:y1="13.335cm" svg:x2="17.568cm" svg:y2="13.97cm">
              <text:p/>
            </draw:line>
          </draw:g>
          <draw:g draw:name="Group 25">
            <draw:custom-shape draw:name="Oval 26" draw:style-name="gr33"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4" draw:text-style-name="P1" draw:layer="layout" svg:x1="19.896cm" svg:y1="13.335cm" svg:x2="19.896cm" svg:y2="13.97cm">
              <text:p/>
            </draw:line>
          </draw:g>
          <draw:line draw:name="Line 28" draw:style-name="gr35" draw:text-style-name="P1" draw:layer="layout" svg:x1="9.736cm" svg:y1="10.583cm" svg:x2="8.678cm" svg:y2="12.276cm">
            <text:p/>
          </draw:line>
          <draw:line draw:name="Line 29" draw:style-name="gr35" draw:text-style-name="P1" draw:layer="layout" svg:x1="11.43cm" svg:y1="10.583cm" svg:x2="12.911cm" svg:y2="12.276cm">
            <text:p/>
          </draw:line>
          <draw:custom-shape draw:name="Text Box 30" draw:style-name="gr36"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6.begin">
            <anim:transitionFilter smil:dur="1s" smil:type="random"/>
          </anim:par>
          <anim:seq smil:dur="0s" presentation:node-type="main-sequence"/>
        </anim:par>
        <presentation:notes draw:style-name="dp3">
          <draw:page-thumbnail draw:style-name="gr5"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xml:id="id37" draw:id="id37">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2">
              <text:list-item>
                <text:p text:style-name="P25"><text:span text:style-name="T25">Befehlsfolge eines Systemaufrufs</text:span></text:p>
              </text:list-item>
            </text:list>
            <text:p text:style-name="P25"><text:span text:style-name="T25"/></text:p>
          </draw:text-box>
        </draw:frame>
        <draw:custom-shape draw:name="Rectangle 7" draw:style-name="gr37" draw:text-style-name="P1" draw:layer="layout" svg:width="3.809cm" svg:height="2.116cm" svg:x="6.954cm" svg:y="6.35cm">
          <text:p text:style-name="P33"><text:span text:style-name="T53">Programm-</text:span></text:p>
          <text:p text:style-name="P33"><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7" draw:text-style-name="P1" draw:layer="layout" svg:width="9.736cm" svg:height="2.116cm" svg:x="7.166cm" svg:y="13.97cm">
          <text:p text:style-name="P33"><text:span text:style-name="T52">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5" draw:text-style-name="P1" draw:layer="layout" svg:x1="10.764cm" svg:y1="8.466cm" svg:x2="4.202cm" svg:y2="10.371cm">
          <text:p/>
        </draw:line>
        <draw:line draw:name="Line 10" draw:style-name="gr35" draw:text-style-name="P1" draw:layer="layout" svg:x1="4.202cm" svg:y1="12.911cm" svg:x2="7.165cm" svg:y2="14.816cm">
          <text:p/>
        </draw:line>
        <draw:custom-shape draw:name="Rectangle 11" draw:style-name="gr37" draw:text-style-name="P1" draw:layer="layout" svg:width="2.116cm" svg:height="2.116cm" svg:x="10.764cm" svg:y="6.35cm">
          <text:p text:style-name="P33"><text:span text:style-name="T53">System </text:span></text:p>
          <text:p text:style-name="P33"><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7" draw:text-style-name="P1" draw:layer="layout" svg:width="3.597cm" svg:height="2.116cm" svg:x="12.881cm" svg:y="6.35cm">
          <text:p text:style-name="P33"><text:span text:style-name="T53">Programm-</text:span></text:p>
          <text:p text:style-name="P33"><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6" draw:text-style-name="P1" draw:layer="layout" svg:width="7.984cm" svg:height="2.618cm" svg:x="1.84cm" svg:y="10.372cm">
          <text:p text:style-name="P12"><text:span text:style-name="T20">Softwareinterrupt</text:span></text:p>
          <text:p text:style-name="P12"><text:span text:style-name="T20">Parameter auf Stack legen</text:span></text:p>
          <text:p text:style-name="P12"><text:span text:style-name="T20">PC </text:span><text:span text:style-name="T29">➜ </text:span><text:span text:style-name="T20">Adresse (Systemroutine)</text:span></text:p>
          <text:p text:style-name="P12"><text:span text:style-name="T20">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5" draw:text-style-name="P1" draw:layer="layout" svg:x1="16.902cm" svg:y1="15.028cm" svg:x2="20.077cm" svg:y2="12.911cm">
          <text:p/>
        </draw:line>
        <draw:custom-shape draw:name="Text Box 15" draw:style-name="gr36" draw:text-style-name="P1" draw:layer="layout" svg:width="8.437cm" svg:height="2.618cm" svg:x="16.113cm" svg:y="10.372cm">
          <text:p text:style-name="P12"><text:span text:style-name="T20">Zurück vom Kernel Mode</text:span></text:p>
          <text:p text:style-name="P12"><text:span text:style-name="T20">Ergebnis vom Stack holen</text:span></text:p>
          <text:p text:style-name="P12"><text:span text:style-name="T20">PC </text:span><text:span text:style-name="T29">➜ </text:span><text:span text:style-name="T20">Adresse (nach Systemcall)</text:span></text:p>
          <text:p text:style-name="P12"><text:span text:style-name="T20">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5" draw:text-style-name="P1" draw:layer="layout" svg:x1="19.23cm" svg:y1="10.371cm" svg:x2="12.88cm" svg:y2="8.466cm">
          <text:p/>
        </draw:line>
        <draw:custom-shape draw:name="Text Box 17" draw:style-name="gr36"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6"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random"/>
          </anim:par>
          <anim:seq smil:dur="0s" presentation:node-type="main-sequence"/>
        </anim:par>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xml:id="id38" draw:id="id38">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2" draw:layer="layout" svg:width="21.942cm" svg:height="13.873cm" svg:x="1.658cm" svg:y="3.527cm">
          <text:p text:style-name="P48"><text:span text:style-name="T54">x86-Befehl:</text:span></text:p>
          <text:p text:style-name="P48"><text:span text:style-name="T55">int n</text:span><text:span text:style-name="T55"><text:tab/></text:span><text:span text:style-name="T55"><text:tab/></text:span><text:span text:style-name="T55"><text:tab/></text:span><text:span text:style-name="T45">// Aufruf des Interrupts mit der Interrupt-Vektor-Nummer n</text:span></text:p>
          <text:p text:style-name="P48"><text:span text:style-name="T55">int $0x80</text:span><text:span text:style-name="T55"><text:tab/></text:span><text:span text:style-name="T45">// Trap, Systemcall</text:span></text:p>
          <text:p text:style-name="P48"><text:span text:style-name="T55"/></text:p>
          <text:p text:style-name="P48"><text:span text:style-name="T54">C-Code:</text:span></text:p>
          <text:p text:style-name="P48"><text:span text:style-name="T55"/></text:p>
          <text:p text:style-name="P49"><text:span text:style-name="T46">main()</text:span></text:p>
          <text:p text:style-name="P49"><text:span text:style-name="T46">{</text:span></text:p>
          <text:p text:style-name="P49"><text:span text:style-name="T46"><text:tab/></text:span><text:span text:style-name="T46">open(“mandl.txt“,1);</text:span><text:span text:style-name="T46"><text:tab/></text:span><text:span text:style-name="T46">// Datei zum Lesen öffnen</text:span></text:p>
          <text:p text:style-name="P49"><text:span text:style-name="T46">}</text:span></text:p>
          <text:p text:style-name="P49"><text:span text:style-name="T46"/></text:p>
          <text:p text:style-name="P48"><text:span text:style-name="T54">Maschinencode: (gcc-Compiler):</text:span></text:p>
          <text:p text:style-name="P49"><text:span text:style-name="T46"/></text:p>
          <text:p text:style-name="P49"><text:span text:style-name="T46">.LCO:</text:span></text:p>
          <text:p text:style-name="P49"><text:span text:style-name="T46"><text:tab/></text:span><text:span text:style-name="T46">.string “mandl.txt“</text:span></text:p>
          <text:p text:style-name="P49"><text:span text:style-name="T46"><text:tab/></text:span><text:span text:style-name="T46">.text</text:span></text:p>
          <text:p text:style-name="P49"><text:span text:style-name="T46">.globl main</text:span></text:p>
          <text:p text:style-name="P49"><text:span text:style-name="T46">main:</text:span></text:p>
          <text:p text:style-name="P49"><text:span text:style-name="T46"><text:tab/></text:span><text:span text:style-name="T46">...</text:span></text:p>
          <text:p text:style-name="P49"><text:span text:style-name="T46"><text:tab/></text:span><text:span text:style-name="T46">call open</text:span></text:p>
          <text:p text:style-name="P49"><text:span text:style-name="T46"><text:tab/></text:span><text:span text:style-name="T4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random"/>
          </anim:par>
          <anim:seq smil:dur="0s" presentation:node-type="main-sequence"/>
        </anim:par>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xml:id="id39" draw:id="id3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9.047cm" svg:x="2.328cm" svg:y="3.598cm">
          <text:p text:style-name="P48"><text:span text:style-name="T54">Open-Routine in der Linux C-Library:</text:span></text:p>
          <text:p text:style-name="P48"><text:span text:style-name="T54"><text:s/></text:span></text:p>
          <text:p text:style-name="P48"><text:span text:style-name="T55"/></text:p>
          <text:p text:style-name="P49"><text:span text:style-name="T46">__libc_open:</text:span></text:p>
          <text:p text:style-name="P49"><text:span text:style-name="T46"><text:tab/></text:span><text:span text:style-name="T46">...</text:span></text:p>
          <text:p text:style-name="P49"><text:span text:style-name="T46"><text:tab/></text:span><text:span text:style-name="T46">mov 0xc(%esp,1), %ecx</text:span><text:span text:style-name="T46"><text:tab/></text:span><text:span text:style-name="T46">// Parameter für Open in Register laden</text:span></text:p>
          <text:p text:style-name="P49"><text:span text:style-name="T46"><text:tab/></text:span><text:span text:style-name="T46">mov ...</text:span></text:p>
          <text:p text:style-name="P49"><text:span text:style-name="T46"><text:tab/></text:span><text:span text:style-name="T46">mov $0x5, %eax</text:span><text:span text:style-name="T46"><text:tab/></text:span><text:span text:style-name="T46"><text:tab/></text:span><text:span text:style-name="T46">// Systemcall-Code für open-Funktion</text:span></text:p>
          <text:p text:style-name="P49"><text:span text:style-name="T46"><text:tab/></text:span><text:span text:style-name="T47">int $0x80</text:span><text:span text:style-name="T47"><text:tab/></text:span><text:span text:style-name="T46"><text:tab/></text:span><text:span text:style-name="T46"><text:tab/></text:span><text:span text:style-name="T46">// Systemcall</text:span></text:p>
          <text:p text:style-name="P49"><text:span text:style-name="T46"><text:tab/></text:span><text:span text:style-name="T46">...</text:span></text:p>
          <text:p text:style-name="P49"><text:span text:style-name="T46"><text:tab/></text:span><text:span text:style-name="T46">...</text:span></text:p>
          <text:p text:style-name="P49"><text:span text:style-name="T46"><text:tab/></text:span><text:span text:style-name="T47">iret</text:span><text:span text:style-name="T46"><text:tab/></text:span><text:span text:style-name="T46"><text:tab/></text:span><text:span text:style-name="T46"><text:tab/></text:span><text:span text:style-name="T46"><text:tab/></text:span><text:span text:style-name="T46"><text:tab/></text:span><text:span text:style-name="T46">// zurück zum Aufrufer</text:span></text:p>
          <text:p text:style-name="P49"><text:span text:style-name="T46"/></text:p>
          <text:p text:style-name="P49"><text:span text:style-name="T4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5">
            <text:list-item>
              <text:p text:style-name="P44"><text:span text:style-name="T16">Interrupt-Vektor-Nummer $0x80 ist Index für die Adressierung der Interrupt-Vektor-Tabelle (IVT)</text:span></text:p>
            </text:list-item>
          </text:list>
          <text:p text:style-name="P44"><text:span text:style-name="T1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random"/>
          </anim:par>
          <anim:seq smil:dur="0s" presentation:node-type="main-sequence"/>
        </anim:par>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xml:id="id40" draw:id="id40">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38" draw:text-style-name="P1" draw:layer="layout" svg:width="21.589cm" svg:height="2.539cm" svg:x="1.901cm" svg:y="13.525cm">
          <text:list text:style-name="L15">
            <text:list-item>
              <text:p text:style-name="P53"><text:span text:style-name="T56">IVT = Interrupt-Vektor-Tabelle, </text:span></text:p>
            </text:list-item>
            <text:list-item>
              <text:p text:style-name="P53"><text:span text:style-name="T56">SVR = Serviceroutine, bearbeitet Systemcall</text:span></text:p>
            </text:list-item>
            <text:list-item>
              <text:p text:style-name="P53"><text:span text:style-name="T56">Systemcall-Tabelle verweist auf Implementierungen der Systemdienste</text:span></text:p>
            </text:list-item>
          </text:list>
          <text:p text:style-name="P53"><text:span text:style-name="T5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7.3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39" draw:text-style-name="P34" draw:layer="layout" svg:x1="2.297cm" svg:y1="5.723cm" svg:x2="22.299cm" svg:y2="5.723cm">
          <text:p/>
        </draw:line>
        <draw:custom-shape draw:name="Rectangle 5" draw:style-name="gr24" draw:text-style-name="P1" draw:layer="layout" svg:width="4.4cm" svg:height="0.396cm" svg:x="3.1cm" svg:y="7.726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123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5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1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526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3.1cm" svg:y="12.127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2.5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0" draw:text-style-name="P34" draw:layer="layout" svg:x1="2.698cm" svg:y1="4.925cm" svg:x2="2.698cm" svg:y2="10.323cm">
          <text:p/>
        </draw:line>
        <draw:custom-shape draw:name="Gerade Verbindung mit Pfeil 53" draw:style-name="gr22" draw:text-style-name="P3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3"><text:span text:style-name="T57">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1.198cm" svg:height="0.797cm" svg:x="7.501cm" svg:y="9.515cm">
          <text:p/>
          <draw:enhanced-geometry draw:mirror-horizontal="false" draw:mirror-vertical="true" svg:viewBox="0 0 21600 21600" draw:type="mso-spt32" draw:enhanced-path="M 0 0 L 21600 21600 N"/>
        </draw:custom-shape>
        <draw:custom-shape draw:name="Rectangle 5" draw:style-name="gr24" draw:text-style-name="P1" draw:layer="layout" svg:width="4.4cm" svg:height="0.4cm" svg:x="13.701cm" svg:y="9.525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13.701cm" svg:y="9.926cm">
          <text:p text:style-name="P33"><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323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724cm">
          <text:p text:style-name="P33"><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2" draw:text-style-name="P3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2" draw:text-style-name="P3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3"><text:span text:style-name="T57">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random"/>
          </anim:par>
          <anim:seq smil:dur="0s" presentation:node-type="main-sequence"/>
        </anim:par>
        <presentation:notes draw:style-name="dp3">
          <draw:page-thumbnail draw:style-name="gr5" draw:layer="layout" svg:width="14.848cm" svg:height="11.136cm" svg:x="3.075cm" svg:y="2.257cm" draw:page-number="40" presentation:class="page"/>
          <draw:frame presentation:style-name="pr8" draw:text-style-name="P54" draw:layer="layout" svg:width="16.799cm" svg:height="13.364cm" svg:x="2.1cm" svg:y="14.107cm" presentation:class="notes" presentation:user-transformed="true">
            <draw:text-box>
              <text:p><text:span text:style-name="T58"><text:a xlink:href="https://stackoverflow.com/questions/12911841/kernel-stack-and-user-space-stack" xlink:type="simple">https://stackoverflow.com/questions/12911841/kernel-stack-and-user-space-stack</text:a></text:span></text:p>
              <text:p><text:span text:style-name="T58"/></text:p>
              <text:p><text:span text:style-name="T58">What's the difference between kernel stack and user stack ?</text:span></text:p>
              <text:p><text:span text:style-name="T58">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58">- x86 CPUs automatically switch stackpointers when privilege mode switches occur</text:span></text:p>
              <text:p><text:span text:style-name="T58">- ISR - interrupt service routine</text:span></text:p>
              <text:p><text:span text:style-name="T58">https://stackoverflow.com/questions/12588105/where-is-the-stack-for-linux-isr</text:span></text:p>
              <text:p><text:span text:style-name="T58">- ISR stack is in kernel space... As interrupts comes per cpu, therefore ISR stack has to be per cpu</text:span></text:p>
              <text:p><text:span text:style-name="T58">- Context Switching:</text:span><text:span text:style-name="T58"><text:line-break/></text:span><text:span text:style-name="T58"><text:a xlink:href="http://www.tldp.org/LDP/LG/issue23/flower/context.html" xlink:type="simple">http://www.tldp.org/LDP/LG/issue23/flower/context.html</text:a></text:span></text:p>
              <text:p><text:span text:style-name="T58">Siehe auch nächste Seite</text:span></text:p>
            </draw:text-box>
          </draw:frame>
        </presentation:notes>
      </draw:page>
      <draw:page draw:name="Systemcall-Ablauf unter Linux: Sequenzdiagramm" draw:style-name="dp1" draw:master-page-name="Nur_20_Titel" presentation:presentation-page-layout-name="AL1T19" xml:id="id41" draw:id="id41">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1"><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4.2cm" svg:height="10.971cm" svg:x="1cm" svg:y="4.128cm">
          <draw:image xlink:href="Pictures/200000600000BC4B000053E0EDBB1AE0.wmf" xlink:type="simple" xlink:show="embed" xlink:actuate="onLoad">
            <text:p/>
          </draw:image>
        </draw:frame>
        <anim:par presentation:node-type="timing-root">
          <anim:par smil:begin="id41.begin">
            <anim:transitionFilter smil:dur="1s" smil:type="random"/>
          </anim:par>
          <anim:seq smil:dur="0s" presentation:node-type="main-sequence"/>
        </anim:par>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xml:id="id42" draw:id="id42">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2">
              <text:list-item>
                <text:p text:style-name="P36"><text:span text:style-name="T35">EPC</text:span><text:span text:style-name="T25">-Befehl = Enter Privileged Mode in IA64</text:span></text:p>
              </text:list-item>
            </text:list>
            <text:list text:style-name="L13">
              <text:list-item>
                <text:list>
                  <text:list-item>
                    <text:p text:style-name="P37"><text:span text:style-name="T26">Übergabe von max. 8 Parametern in Registern und die restlichen Parameter im Kernelstack</text:span></text:p>
                  </text:list-item>
                </text:list>
              </text:list-item>
              <text:list-item>
                <text:p text:style-name="P36"><text:span text:style-name="T35">syscall</text:span><text:span text:style-name="T25">-Befehl in x64</text:span></text:p>
                <text:list>
                  <text:list-item>
                    <text:p text:style-name="P37"><text:span text:style-name="T26">Übergabe der Systemcall-Nr. im EAX-Register</text:span></text:p>
                  </text:list-item>
                  <text:list-item>
                    <text:p text:style-name="P37"><text:span text:style-name="T26">Max. 8 Parameter in Registern und die restlichen Parameter im Kernelstack </text:span></text:p>
                  </text:list-item>
                </text:list>
              </text:list-item>
              <text:list-item>
                <text:p text:style-name="P36"><text:span text:style-name="T35">sysenter</text:span><text:span text:style-name="T25">-Befehl in x86 Pentium II</text:span></text:p>
              </text:list-item>
              <text:list-item>
                <text:p text:style-name="P36"><text:span text:style-name="T25">SVC-Befehl in ARM-Architektur </text:span></text:p>
                <text:list>
                  <text:list-item>
                    <text:p text:style-name="P44"><text:span text:style-name="T41">früher SWI = Software-Interrupt</text:span></text:p>
                  </text:list-item>
                </text:list>
              </text:list-item>
            </text:list>
          </draw:text-box>
        </draw:frame>
        <anim:par presentation:node-type="timing-root">
          <anim:par smil:begin="id42.begin">
            <anim:transitionFilter smil:dur="1s" smil:type="random"/>
          </anim:par>
          <anim:seq smil:dur="0s" presentation:node-type="main-sequence"/>
        </anim:par>
        <presentation:notes draw:style-name="dp3">
          <draw:page-thumbnail draw:style-name="gr5" draw:layer="layout" svg:width="14.848cm" svg:height="11.136cm" svg:x="3.075cm" svg:y="2.257cm" draw:page-number="42"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xml:id="id43" draw:id="id43">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2">
              <text:list-item>
                <text:p text:style-name="P36"><text:span text:style-name="T25">Systemcalls sind standardisiert in IS 9945-1</text:span></text:p>
              </text:list-item>
              <text:list-item>
                <text:p text:style-name="P36"><text:span text:style-name="T25">POSIX-Konformität erfüllen die meisten Unix-Derivate</text:span></text:p>
              </text:list-item>
              <text:list-item>
                <text:p text:style-name="P36"><text:span text:style-name="T25">Beispiele:</text:span></text:p>
              </text:list-item>
            </text:list>
            <text:list text:style-name="L13">
              <text:list-item>
                <text:list>
                  <text:list-item>
                    <text:p text:style-name="P37"><text:span text:style-name="T26">fork(): Prozesserzeugung</text:span></text:p>
                  </text:list-item>
                  <text:list-item>
                    <text:p text:style-name="P37"><text:span text:style-name="T26">execve(): Aufruf eines Programms</text:span></text:p>
                  </text:list-item>
                  <text:list-item>
                    <text:p text:style-name="P37"><text:span text:style-name="T26">exit(): Beenden eines Prozesses</text:span></text:p>
                  </text:list-item>
                  <text:list-item>
                    <text:p text:style-name="P37"><text:span text:style-name="T26">open(): Datei öffnen</text:span></text:p>
                  </text:list-item>
                  <text:list-item>
                    <text:p text:style-name="P37"><text:span text:style-name="T26">close(): Datei schließen</text:span></text:p>
                  </text:list-item>
                  <text:list-item>
                    <text:p text:style-name="P37"><text:span text:style-name="T26">read(): Daten aus Datei lesen</text:span></text:p>
                  </text:list-item>
                  <text:list-item>
                    <text:p text:style-name="P37"><text:span text:style-name="T26">write(): Daten in Datei schreiben</text:span></text:p>
                  </text:list-item>
                </text:list>
              </text:list-item>
            </text:list>
          </draw:text-box>
        </draw:frame>
        <draw:custom-shape draw:name="Rectangle 5" draw:style-name="gr9" draw:text-style-name="P1" draw:layer="layout" svg:width="20.954cm" svg:height="0.927cm" svg:x="1.905cm" svg:y="16.325cm">
          <text:p text:style-name="P55"><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3.begin">
            <anim:transitionFilter smil:dur="1s" smil:type="random"/>
          </anim:par>
          <anim:seq smil:dur="0s" presentation:node-type="main-sequence"/>
        </anim:par>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xml:id="id44" draw:id="id44">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2">
              <text:list-item>
                <text:p text:style-name="P36"><text:span text:style-name="T25">In Windows-Systemen sind die Systemcalls <text:s/>in der Windows-API (Application Programming Interface) definiert</text:span></text:p>
              </text:list-item>
              <text:list-item>
                <text:p text:style-name="P36"><text:span text:style-name="T25">Es gibt einige 1000 API-Funktionen, einige davon sind Systemcalls</text:span></text:p>
              </text:list-item>
              <text:list-item>
                <text:p text:style-name="P36"><text:span text:style-name="T25">Beispiele:</text:span></text:p>
              </text:list-item>
            </text:list>
            <text:list text:style-name="L13">
              <text:list-item>
                <text:list>
                  <text:list-item>
                    <text:p text:style-name="P37"><text:span text:style-name="T26">CreateProcess() Prozesserzeugung</text:span></text:p>
                  </text:list-item>
                  <text:list-item>
                    <text:p text:style-name="P37"><text:span text:style-name="T26">exitProcess(): Beenden eines Prozesses</text:span></text:p>
                  </text:list-item>
                  <text:list-item>
                    <text:p text:style-name="P37"><text:span text:style-name="T26">CreateFile(): Erzeugen und Öffnen einer Datei</text:span></text:p>
                  </text:list-item>
                  <text:list-item>
                    <text:p text:style-name="P37"><text:span text:style-name="T26">CloseHandle(): Datei schließen</text:span></text:p>
                  </text:list-item>
                  <text:list-item>
                    <text:p text:style-name="P37"><text:span text:style-name="T26">ReadFile(): Daten aus Datei lesen</text:span></text:p>
                  </text:list-item>
                  <text:list-item>
                    <text:p text:style-name="P37"><text:span text:style-name="T26">WriteFile(): Daten in Datei schreiben</text:span></text:p>
                  </text:list-item>
                </text:list>
              </text:list-item>
            </text:list>
            <text:p text:style-name="P44"><text:span text:style-name="T41"/></text:p>
          </draw:text-box>
        </draw:frame>
        <anim:par presentation:node-type="timing-root">
          <anim:par smil:begin="id44.begin">
            <anim:transitionFilter smil:dur="1s" smil:type="random"/>
          </anim:par>
          <anim:seq smil:dur="0s" presentation:node-type="main-sequence"/>
        </anim:par>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xml:id="id45" draw:id="id45">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0" draw:text-style-name="P34" draw:layer="layout" svg:x1="2.7cm" svg:y1="9.749cm" svg:x2="19.5cm" svg:y2="9.749cm">
            <text:p/>
          </draw:line>
          <draw:custom-shape draw:name="Gerade Verbindung mit Pfeil 9" draw:style-name="gr22" draw:text-style-name="P3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1" draw:text-style-name="P56" draw:layer="layout" svg:width="4.598cm" svg:height="2.398cm" svg:x="5.901cm" svg:y="12.351cm">
            <text:p text:style-name="P24"><text:span text:style-name="T20">Systemservice- </text:span></text:p>
            <text:p text:style-name="P24"><text:span text:style-name="T20">Dispatcher</text:span></text:p>
            <text:p text:style-name="P24"><text:span text:style-name="T20">(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2" draw:text-style-name="P34" draw:layer="layout" svg:width="3.8cm" svg:height="1.401cm" draw:transform="rotate (1.5707963267949) translate (4.489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2"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2"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2"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2"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2"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2"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2"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2"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2"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2"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2" draw:text-style-name="P3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1" draw:text-style-name="P56" draw:layer="layout" svg:width="3.998cm" svg:height="1.798cm" svg:x="16.903cm" svg:y="13.749cm">
            <text:p text:style-name="P24"><text:span text:style-name="T20">Systemservice-</text:span></text:p>
            <text:p text:style-name="P24"><text:span text:style-name="T20">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2" draw:text-style-name="P3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1"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1"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5.begin">
            <anim:transitionFilter smil:dur="1s" smil:type="random"/>
          </anim:par>
          <anim:seq smil:dur="0s" presentation:node-type="main-sequence"/>
        </anim:par>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46" draw:id="id46">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6.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2-02">2.02.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6"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xml:id="id47" draw:id="id47">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2">
              <text:list-item>
                <text:p text:style-name="P57"><text:span text:style-name="T25">Polling und Interrupts</text:span></text:p>
              </text:list-item>
              <text:list-item>
                <text:p text:style-name="P57"><text:span text:style-name="T25">Synchrone und asynchrone Interrupts</text:span></text:p>
              </text:list-item>
              <text:list-item>
                <text:p text:style-name="P57"><text:span text:style-name="T25">Interrupt-Requests (IRQ) und Interrupt-Bearbeitung</text:span></text:p>
              </text:list-item>
              <text:list-item>
                <text:p text:style-name="P57"><text:span text:style-name="T25">Interrupt-Vektor-Tabelle (IVT) zur Adressierung von Interrupt-Service-Routinen (ISR) für synchrone und asynchrone Interrupts</text:span></text:p>
              </text:list-item>
              <text:list-item>
                <text:p text:style-name="P57"><text:span text:style-name="T25">Systemcalls = synchrone Software-Interrupts, (oft auch, etwas verwirrend als Traps bezeichnet)</text:span></text:p>
              </text:list-item>
            </text:list>
          </draw:text-box>
        </draw:frame>
        <anim:par presentation:node-type="timing-root">
          <anim:par smil:begin="id47.begin">
            <anim:transitionFilter smil:dur="1s" smil:type="random"/>
          </anim:par>
          <anim:seq smil:dur="0s" presentation:node-type="main-sequence"/>
        </anim:par>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xml:id="id48" draw:id="id48">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6">
            <text:list-item>
              <text:p text:style-name="P58"><text:span text:style-name="T9">Einführung in Computersysteme</text:span></text:p>
            </text:list-item>
            <text:list-item>
              <text:p text:style-name="P58"><text:span text:style-name="T9">Entwicklung von Betriebssystemen</text:span></text:p>
            </text:list-item>
            <text:list-item>
              <text:p text:style-name="P58"><text:span text:style-name="T9">Architekturansätze</text:span></text:p>
            </text:list-item>
            <text:list-item>
              <text:p text:style-name="P58"><text:span text:style-name="T9">Interruptverarbeitung in Betriebssystemen</text:span></text:p>
            </text:list-item>
          </text:list>
          <text:list text:style-name="L17">
            <text:list-item>
              <text:p text:style-name="P58"><text:span text:style-name="T9">Prozesse und Threads</text:span></text:p>
            </text:list-item>
            <text:list-item>
              <text:p text:style-name="P58"><text:span text:style-name="T9">CPU-Scheduling</text:span></text:p>
            </text:list-item>
            <text:list-item>
              <text:p text:style-name="P58"><text:span text:style-name="T9">Synchronisation und Kommunikation</text:span></text:p>
            </text:list-item>
            <text:list-item>
              <text:p text:style-name="P58"><text:span text:style-name="T9">Speicherverwaltung </text:span></text:p>
            </text:list-item>
            <text:list-item>
              <text:p text:style-name="P58"><text:span text:style-name="T9">Geräte- und Dateiverwaltung</text:span></text:p>
            </text:list-item>
            <text:list-item>
              <text:p text:style-name="P58"><text:span text:style-name="T9">Betriebssystemvirtualisierung</text:span></text:p>
            </text:list-item>
          </text:list>
          <text:p text:style-name="P58"><text:span text:style-name="T9"/></text:p>
          <text:p text:style-name="P59"><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2-02">2.02.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irtschaftsinformatik</dc:title>
    <dc:subject>Betriebssysteme: Aufgaben, Architekturen...</dc:subject>
    <meta:initial-creator>P.Mandl</meta:initial-creator>
    <dc:creator>Tomas Pospisek</dc:creator>
    <meta:editing-cycles>1427</meta:editing-cycles>
    <meta:print-date>1999-04-08T16:15:23</meta:print-date>
    <meta:creation-date>1997-06-07T14:48:20</meta:creation-date>
    <dc:date>2015-02-02T16:27:58.582649723</dc:date>
    <meta:editing-duration>PT7H3M6S</meta:editing-duration>
    <meta:generator>LibreOffice/4.3.3.2$Linux_X86_64 LibreOffice_project/430m0$Build-2</meta:generator>
    <meta:document-statistic meta:object-count="67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